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alibri" svg:font-family="Calibri" style:font-family-generic="swiss"/>
    <style:font-face style:name="Calibri Light" svg:font-family="'Calibri Light'" style:font-family-generic="swiss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F" svg:font-family="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1" officeooo:paragraph-rsid="000beed7"/>
    </style:style>
    <style:style style:name="P2" style:family="paragraph" style:parent-style-name="List_20_Paragraph" style:list-style-name="WWNum1">
      <style:text-properties style:font-name="Calibri1" officeooo:paragraph-rsid="000beed7"/>
    </style:style>
    <style:style style:name="P3" style:family="paragraph" style:parent-style-name="List_20_Paragraph" style:list-style-name="WWNum1">
      <style:text-properties style:font-name="Calibri1" officeooo:paragraph-rsid="000dacaf"/>
    </style:style>
    <style:style style:name="P4" style:family="paragraph" style:parent-style-name="List_20_Paragraph" style:list-style-name="WWNum1">
      <style:text-properties style:font-name="Calibri1" officeooo:paragraph-rsid="000ebac8"/>
    </style:style>
    <style:style style:name="P5" style:family="paragraph" style:parent-style-name="List_20_Paragraph">
      <style:text-properties style:font-name="Calibri1" officeooo:paragraph-rsid="000beed7"/>
    </style:style>
    <style:style style:name="P6" style:family="paragraph" style:parent-style-name="List_20_Paragraph">
      <style:text-properties style:font-name="Calibri1" officeooo:rsid="000dacaf" officeooo:paragraph-rsid="000dacaf"/>
    </style:style>
    <style:style style:name="P7" style:family="paragraph" style:parent-style-name="List_20_Paragraph" style:list-style-name="WWNum1">
      <style:text-properties style:font-name="Calibri1" officeooo:rsid="000dacaf" officeooo:paragraph-rsid="000dacaf"/>
    </style:style>
    <style:style style:name="P8" style:family="paragraph" style:parent-style-name="List_20_Paragraph" style:list-style-name="WWNum1">
      <style:text-properties style:font-name="Calibri1" officeooo:rsid="000dacaf" officeooo:paragraph-rsid="000ebac8"/>
    </style:style>
    <style:style style:name="P9" style:family="paragraph" style:parent-style-name="List_20_Paragraph">
      <style:text-properties style:font-name="Calibri1" fo:font-weight="bold" officeooo:rsid="000dacaf" officeooo:paragraph-rsid="000dacaf" style:font-weight-asian="bold" style:font-weight-complex="bold"/>
    </style:style>
    <style:style style:name="P10" style:family="paragraph" style:parent-style-name="List_20_Paragraph" style:list-style-name="WWNum1">
      <style:text-properties style:font-name="Calibri1" fo:font-weight="bold" officeooo:rsid="000dacaf" officeooo:paragraph-rsid="00104838" style:font-weight-asian="bold" style:font-weight-complex="bold"/>
    </style:style>
    <style:style style:name="P11" style:family="paragraph" style:parent-style-name="List_20_Paragraph" style:list-style-name="WWNum1">
      <style:text-properties style:font-name="Calibri1" fo:font-weight="bold" officeooo:rsid="000ebac8" officeooo:paragraph-rsid="000ebac8" style:font-weight-asian="bold" style:font-weight-complex="bold"/>
    </style:style>
    <style:style style:name="P12" style:family="paragraph" style:parent-style-name="List_20_Paragraph" style:list-style-name="WWNum1">
      <style:text-properties style:font-name="Calibri1" officeooo:rsid="000ebac8" officeooo:paragraph-rsid="000ebac8"/>
    </style:style>
    <style:style style:name="P13" style:family="paragraph" style:parent-style-name="List_20_Paragraph" style:list-style-name="WWNum1">
      <style:text-properties style:font-name="Calibri1" fo:font-weight="normal" officeooo:rsid="00104838" officeooo:paragraph-rsid="00104838" style:font-weight-asian="normal" style:font-weight-complex="normal"/>
    </style:style>
    <style:style style:name="P14" style:family="paragraph" style:parent-style-name="Title" style:master-page-name="Standard">
      <style:paragraph-properties fo:text-align="center" style:justify-single-word="false" style:page-number="auto"/>
      <style:text-properties style:font-name="Calibri1" fo:font-size="16pt" style:text-underline-style="solid" style:text-underline-width="auto" style:text-underline-color="font-color" fo:font-weight="bold" officeooo:paragraph-rsid="000beed7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acaf" style:font-weight-asian="bold" style:font-weight-complex="bold"/>
    </style:style>
    <style:style style:name="T4" style:family="text">
      <style:text-properties fo:font-weight="bold" officeooo:rsid="000ebac8" style:font-weight-asian="bold" style:font-weight-complex="bold"/>
    </style:style>
    <style:style style:name="T5" style:family="text">
      <style:text-properties officeooo:rsid="000beed7"/>
    </style:style>
    <style:style style:name="T6" style:family="text">
      <style:text-properties fo:font-weight="normal" officeooo:rsid="000beed7" style:font-weight-asian="normal" style:font-weight-complex="normal"/>
    </style:style>
    <style:style style:name="T7" style:family="text">
      <style:text-properties fo:font-weight="normal" officeooo:rsid="000dacaf" style:font-weight-asian="normal" style:font-weight-complex="normal"/>
    </style:style>
    <style:style style:name="T8" style:family="text">
      <style:text-properties fo:font-weight="normal" officeooo:rsid="000ebac8" style:font-weight-asian="normal" style:font-weight-complex="normal"/>
    </style:style>
    <style:style style:name="T9" style:family="text">
      <style:text-properties fo:font-weight="normal" officeooo:rsid="00104838" style:font-weight-asian="normal" style:font-weight-complex="normal"/>
    </style:style>
    <style:style style:name="T10" style:family="text">
      <style:text-properties officeooo:rsid="000dacaf"/>
    </style:style>
    <style:style style:name="T11" style:family="text">
      <style:text-properties officeooo:rsid="000ebac8"/>
    </style:style>
    <style:style style:name="T12" style:family="text">
      <style:text-properties officeooo:rsid="001048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ndroid - <text:span text:style-name="T5">TP2</text:span> : <text:span text:style-name="T5">Cycle de Vie</text:span></text:p>
      <text:p text:style-name="P1"/>
      <text:p text:style-name="P1"><text:tab/><text:span text:style-name="T2">L</text:span><text:span text:style-name="T4">iste des </text:span><text:span text:style-name="T3">Méthode :</text:span></text:p>
      <text:p text:style-name="P1"/>
      <text:list xml:id="list6436670780931353871" text:style-name="WWNum1">
        <text:list-item>
          <text:p text:style-name="P2"><text:span text:style-name="T1">onCreate </text:span>: <text:line-break/><text:span text:style-name="T10">Elle est appelé quand </text:span>l’activité <text:span text:style-name="T5">débute.</text:span></text:p>
          <text:p text:style-name="P7">Elle a pour paramètre un Bundle.</text:p>
          <text:p text:style-name="P2"/>
        </text:list-item>
        <text:list-item>
          <text:p text:style-name="P2"><text:span text:style-name="T1">OnStart </text:span>:<text:line-break/><text:span text:style-name="T10">Elle est appelé une fois ''OnCreate'' lancé.</text:span></text:p>
          <text:p text:style-name="P3"><text:span text:style-name="T7">Elle n'a aucun paramètres.</text:span></text:p>
        </text:list-item>
      </text:list>
      <text:p text:style-name="P5"/>
      <text:list xml:id="list90147919394491" text:continue-numbering="true" text:style-name="WWNum1">
        <text:list-item>
          <text:p text:style-name="P4"><text:span text:style-name="T1">onResume :</text:span></text:p>
          <text:p text:style-name="P4"><text:span text:style-name="T8">Elle est appelé quand </text:span><text:span text:style-name="T6">on retourne sur l'activité.</text:span><text:line-break/><text:span text:style-name="T10">Elle n'a aucun paramètres.</text:span></text:p>
          <text:p text:style-name="P4"/>
        </text:list-item>
        <text:list-item>
          <text:p text:style-name="P11">OnFreeze :</text:p>
          <text:p text:style-name="P12">Elle est appelé en cas de panne.</text:p>
          <text:p text:style-name="P12">Elle n'a aucun paramètres.</text:p>
        </text:list-item>
      </text:list>
      <text:p text:style-name="P5"/>
      <text:list xml:id="list90146796026868" text:continue-numbering="true" text:style-name="WWNum1">
        <text:list-item>
          <text:p text:style-name="P4"><text:span text:style-name="T1">onSaveInstanceState </text:span>:</text:p>
          <text:p text:style-name="P4"><text:span text:style-name="T11">Elle est appelé quand on quitte l'activité un temps.</text:span></text:p>
          <text:p text:style-name="P8">Elle a pour paramètre un Bundle.</text:p>
          <text:p text:style-name="P8"/>
        </text:list-item>
        <text:list-item>
          <text:p text:style-name="P10"><text:span text:style-name="T12">o</text:span>nRestoreInstanceState :</text:p>
          <text:p text:style-name="P13">Elle est appelé avant la méthode onResume.</text:p>
          <text:p text:style-name="P13">Elle a pour paramètre un Bundle.</text:p>
        </text:list-item>
      </text:list>
      <text:p text:style-name="P5"/>
      <text:list xml:id="list90147181674450" text:continue-numbering="true" text:style-name="WWNum1">
        <text:list-item>
          <text:p text:style-name="P4"><text:span text:style-name="T1">onPause </text:span></text:p>
          <text:p text:style-name="P4"><text:span text:style-name="T7">Elle</text:span><text:span text:style-name="T6"> est appelé quand on passe une </text:span><text:span text:style-name="T9">autre </text:span><text:span text:style-name="T6">activité au premier plan.<text:line-break/></text:span><text:span text:style-name="T7">Elle n'a aucun paramètres.</text:span></text:p>
          <text:p text:style-name="P2"/>
        </text:list-item>
        <text:list-item>
          <text:p text:style-name="P2"><text:span text:style-name="T1">onStop :</text:span></text:p>
          <text:p text:style-name="P3"><text:span text:style-name="T7">Elle</text:span><text:span text:style-name="T6"> </text:span><text:span text:style-name="T8">est appelé quand une</text:span><text:span text:style-name="T6"> l'activité va en arrière-plan.<text:line-break/></text:span><text:span text:style-name="T7">Elle n'a aucun paramètres.</text:span></text:p>
          <text:p text:style-name="P2"/>
        </text:list-item>
        <text:list-item>
          <text:p text:style-name="P2"><text:span text:style-name="T1">onRestart :</text:span></text:p>
          <text:p text:style-name="P2"><text:span text:style-name="T7">Elle</text:span><text:span text:style-name="T6"> est appelé quand on revient sur </text:span><text:span text:style-name="T9">l'</text:span><text:span text:style-name="T6">activité ayant été mis en arrière-plan.</text:span></text:p>
          <text:p text:style-name="P7"><text:span text:style-name="T6">Elle n'a aucun paramètres.</text:span></text:p>
          <text:p text:style-name="P2"><text:span text:style-name="T6"/></text:p>
        </text:list-item>
        <text:list-item>
          <text:p text:style-name="P2"><text:span text:style-name="T1">onDestroy </text:span>:</text:p>
          <text:p text:style-name="P2"><text:span text:style-name="T10">Elle e</text:span>st appelée <text:span text:style-name="T5">quand</text:span> l’application <text:span text:style-name="T5">se termine</text:span>.</text:p>
          <text:p text:style-name="P7">Elle n'a aucun paramètres.</text:p>
        </text:list-item>
      </text:list>
      <text:p text:style-name="P5"/>
      <text:p text:style-name="P5"/>
      <text:p text:style-name="P9">OnSaveInstanceState et onRestoreInstanceState :</text:p>
      <text:p text:style-name="P5"/>
      <text:p text:style-name="P6">''onSaveInstanceState'' prend en paramètre d'entrée un Bundle.</text:p>
      <text:p text:style-name="P6">''onRestoreInstanceState'' prend en paramètre d'entrée un Bund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alibri" svg:font-family="Calibri" style:font-family-generic="swiss"/>
    <style:font-face style:name="Calibri Light" svg:font-family="'Calibri Light'" style:font-family-generic="swiss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F" svg:font-family="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swiss" fo:font-size="28pt" fo:letter-spacing="normal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Label_20_1" style:display-name="ListLabel 1" style:family="text">
      <style:text-properties fo:font-weight="bold" style:font-name-asian="Calibri3" style:font-family-asian="Calibri" style:font-family-generic-asian="system" style:font-pitch-asian="variable" style:font-name-complex="Calibri3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08:13:44.633000000</meta:creation-date>
    <dc:date>2018-03-06T09:01:45.884000000</dc:date>
    <meta:editing-duration>PT17M18S</meta:editing-duration>
    <meta:editing-cycles>2</meta:editing-cycles>
    <meta:generator>LibreOffice/5.0.6.3$Windows_x86 LibreOffice_project/490fc03b25318460cfc54456516ea2519c11d1aa</meta:generator>
    <meta:document-statistic meta:table-count="0" meta:image-count="0" meta:object-count="0" meta:page-count="1" meta:paragraph-count="36" meta:word-count="210" meta:character-count="1166" meta:non-whitespace-character-count="1014"/>
  </office:meta>
</office:document-meta>
</file>